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rect draw:style-name="gr1" draw:text-style-name="P1" draw:layer="layout" svg:width="4.209cm" svg:height="1.764cm" svg:x="3.087cm" svg:y="9.211cm">
            <text:p text:style-name="P1">ホストA</text:p>
          </draw:rect>
          <draw:rect draw:style-name="gr1" draw:text-style-name="P1" draw:layer="layout" svg:width="4.209cm" svg:height="1.764cm" svg:x="22.488cm" svg:y="9.211cm">
            <text:p text:style-name="P1">ホストB</text:p>
          </draw:rect>
          <draw:line draw:style-name="gr2" draw:text-style-name="P1" draw:layer="layout" svg:x1="2.967cm" svg:y1="5.322cm" svg:x2="27.1cm" svg:y2="5.322cm">
            <text:p/>
          </draw:line>
          <draw:line draw:style-name="gr3" draw:text-style-name="P1" draw:layer="layout" svg:x1="5.011cm" svg:y1="9.211cm" svg:x2="5.011cm" svg:y2="5.483cm">
            <text:p/>
          </draw:line>
          <draw:line draw:style-name="gr3" draw:text-style-name="P1" draw:layer="layout" svg:x1="24.735cm" svg:y1="9.211cm" svg:x2="24.735cm" svg:y2="5.322cm">
            <text:p/>
          </draw:line>
          <draw:line draw:style-name="gr4" draw:text-style-name="P1" draw:layer="layout" svg:x1="4.971cm" svg:y1="3.959cm" svg:x2="24.694cm" svg:y2="4cm">
            <text:p/>
          </draw:line>
          <draw:line draw:style-name="gr4" draw:text-style-name="P1" draw:layer="layout" svg:x1="23.973cm" svg:y1="6.485cm" svg:x2="5.532cm" svg:y2="6.485cm">
            <text:p/>
          </draw:line>
          <draw:frame draw:style-name="gr5" draw:text-style-name="P2" draw:layer="layout" svg:width="11.783cm" svg:height="1.675cm" svg:x="3.833cm" svg:y="2.052cm">
            <draw:text-box>
              <text:p><text:span text:style-name="T1">（１）ホストＡが時刻</text:span><text:span text:style-name="T1">0</text:span><text:span text:style-name="T1">でフレームを送信</text:span></text:p>
              <text:p><text:span text:style-name="T1">ホスト</text:span><text:span text:style-name="T1">B</text:span><text:span text:style-name="T1">にフレームが到着する所要時間は</text:span><text:span text:style-name="T1">t</text:span></text:p>
            </draw:text-box>
          </draw:frame>
          <draw:frame draw:style-name="gr5" draw:text-style-name="P2" draw:layer="layout" svg:width="8.744cm" svg:height="2.233cm" svg:x="19.924cm" svg:y="11.338cm">
            <draw:text-box>
              <text:p><text:span text:style-name="T1">(</text:span><text:span text:style-name="T1">２</text:span><text:span text:style-name="T1">)</text:span><text:span text:style-name="T1">ホスト</text:span><text:span text:style-name="T1">B</text:span><text:span text:style-name="T1">が、時刻</text:span><text:span text:style-name="T1">t</text:span><text:span text:style-name="T1">の</text:span></text:p>
              <text:p><text:span text:style-name="T1">フレーム到着直前にフレームを</text:span></text:p>
              <text:p><text:span text:style-name="T1">送信</text:span></text:p>
            </draw:text-box>
          </draw:frame>
          <draw:frame draw:style-name="gr5" draw:text-style-name="P2" draw:layer="layout" svg:width="8.16cm" svg:height="2.387cm" svg:x="10.341cm" svg:y="7.088cm">
            <draw:text-box>
              <text:p><text:span text:style-name="T1">(3)</text:span><text:span text:style-name="T1">ホスト</text:span><text:span text:style-name="T1">B</text:span><text:span text:style-name="T1">からのフレームは</text:span></text:p>
              <text:p><text:span text:style-name="T1">時間</text:span><text:span text:style-name="T1">t</text:span><text:span text:style-name="T1">かかってホスト</text:span><text:span text:style-name="T1">A</text:span><text:span text:style-name="T1">に到着</text:span></text:p>
              <text:p><text:span text:style-name="T1">時刻では</text:span><text:span text:style-name="T1">t</text:span><text:span text:style-name="T1">から</text:span><text:span text:style-name="T1">2t</text:span><text:span text:style-name="T1">の間となる</text:span></text:p>
            </draw:text-box>
          </draw:frame>
          <draw:frame draw:style-name="gr5" draw:text-style-name="P2" draw:layer="layout" svg:width="14.915cm" svg:height="1.675cm" svg:x="1.787cm" svg:y="11.557cm">
            <draw:text-box>
              <text:p><text:span text:style-name="T1">(4)</text:span><text:span text:style-name="T1">ホスト</text:span><text:span text:style-name="T1">B</text:span><text:span text:style-name="T1">からのフレームとの衝突を検知するには</text:span></text:p>
              <text:p><text:span text:style-name="T1">ホスト</text:span><text:span text:style-name="T1">A</text:span><text:span text:style-name="T1">は、時間</text:span><text:span text:style-name="T1">2t</text:span><text:span text:style-name="T1">の間フレームを送出する必要がある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17T21:07:49.28</meta:creation-date>
    <dc:date>2010-11-21T03:12:33.78</dc:date>
    <meta:editing-duration>PT00H16M43S</meta:editing-duration>
    <meta:editing-cycles>4</meta:editing-cycles>
    <meta:generator>OpenOffice.org/3.2$Win32 OpenOffice.org_project/320m18$Build-9502</meta:generator>
    <meta:document-statistic meta:object-count="12"/>
  </office:meta>
</office:document-meta>
</file>